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900000012C95CE1A11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Caption"/>
        <text:p text:style-name="Standard">Text nadwnlankwdlnkawd adwlkawdlawld</text:p>
        <text:p text:style-name="Caption"><draw:frame draw:style-name="fr1" draw:name="Image1" text:anchor-type="char" svg:x="0.85cm" svg:y="1.115cm" svg:width="7.161cm" svg:height="5.371cm" draw:z-index="0" draw:transform="translate (-4.4305cm -3.8005cm) rotate (0.261799387799149) translate (4.4305cm 3.8005cm)"><draw:image xlink:href="Pictures/10000001000001900000012C95CE1A11.png" xlink:type="simple" xlink:show="embed" xlink:actuate="onLoad" draw:mime-type="image/png"/></draw:frame>Obrázek 1 : obrázek o nicem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e56ea5" officeooo:paragraph-rsid="00e56ea5"/>
    </style:style>
    <style:style style:name="MP2" style:family="paragraph" style:parent-style-name="Footer">
      <style:text-properties officeooo:paragraph-rsid="009ade57"/>
    </style:style>
    <style:style style:name="MP3" style:family="paragraph" style:parent-style-name="Header">
      <style:text-properties officeooo:rsid="005fcfd7" officeooo:paragraph-rsid="005fcf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header>
        <text:p text:style-name="Header"/>
      </style:header>
    </style:master-page>
    <style:master-page style:name="Druhy" style:page-layout-name="Mpm3" draw:style-name="Mdp1">
      <style:header>
        <text:p text:style-name="MP1">Zahlavi</text:p>
      </style:header>
      <style:header-first>
        <text:p text:style-name="Header_20_left"/>
      </style:header-first>
      <style:footer>
        <text:p text:style-name="Footer"><text:page-number text:select-page="current">10</text:page-number></text:p>
      </style:footer>
      <style:footer-first>
        <text:p text:style-name="MP2"><text:page-number text:select-page="current">1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3">awdaw</text:p>
      </style:header>
      <style:header-first>
        <text:p text:style-name="MP3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4-04T08:03:01.568477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22M30S</meta:editing-duration>
    <meta:editing-cycles>180</meta:editing-cycles>
    <meta:document-statistic meta:table-count="0" meta:image-count="1" meta:object-count="0" meta:page-count="1" meta:paragraph-count="9" meta:word-count="16" meta:character-count="85" meta:non-whitespace-character-count="78"/>
    <meta:user-defined meta:name="Category"/>
    <meta:user-defined meta:name="Company"/>
    <meta:user-defined meta:name="IndividualWorkKey"/>
    <meta:user-defined meta:name="Manager"/>
  </office:meta>
</office:document-meta>
</file>